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r Rat</text:p>
      <text:p text:style-name="Standard">Ken's Snek</text:p>
      <text:p text:style-name="Standard">Creeper</text:p>
      <text:p text:style-name="Standard">Goblin Kitchen Crew</text:p>
      <text:p text:style-name="Standard">Goblin chef</text:p>
      <text:p text:style-name="Standard">Hammo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9T20:08:48.86</meta:creation-date>
    <meta:generator>OpenOffice/4.1.4$Win32 OpenOffice.org_project/414m5$Build-9788</meta:generator>
    <dc:date>2018-05-29T20:37:10.83</dc:date>
    <meta:editing-duration>PT28M22S</meta:editing-duration>
    <meta:editing-cycles>2</meta:editing-cycles>
    <meta:document-statistic meta:table-count="0" meta:image-count="0" meta:object-count="0" meta:page-count="1" meta:paragraph-count="6" meta:word-count="11" meta:character-count="61"/>
  </office:meta>
</office:document-meta>
</file>